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MT" svg:font-family="ArialMT" style:font-family-generic="roman" style:font-pitch="variable"/>
    <style:font-face style:name="Bahnschrift" svg:font-family="Bahnschrift" style:font-family-generic="swiss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GillSans-Light" svg:font-family="GillSans-Ligh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1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1" fo:font-size="14pt" officeooo:paragraph-rsid="001626db" style:font-size-asian="14pt" style:font-size-complex="14pt"/>
    </style:style>
    <style:style style:name="P4" style:family="paragraph" style:parent-style-name="Standard">
      <style:text-properties fo:color="#000000" loext:opacity="100%" style:font-name="Arial1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lef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Bahnschrift" fo:font-size="14pt" style:font-size-asian="14pt" style:font-size-complex="14pt"/>
    </style:style>
    <style:style style:name="P7" style:family="paragraph" style:parent-style-name="Standard">
      <style:text-properties fo:color="#000000" loext:opacity="100%" style:font-name="Bahnschrift"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Bahnschrift" fo:font-size="14pt" officeooo:rsid="001626db" officeooo:paragraph-rsid="001626db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Bahnschrift" fo:font-size="16pt" officeooo:rsid="001626db" officeooo:paragraph-rsid="001626db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Bahnschrift" fo:font-size="15pt" style:font-size-asian="15pt" style:font-size-complex="15pt"/>
    </style:style>
    <style:style style:name="P11" style:family="paragraph" style:parent-style-name="Standard">
      <style:text-properties fo:color="#000000" loext:opacity="100%" style:font-name="Bahnschrift" fo:font-size="15pt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color="#3465a4" loext:opacity="100%" style:font-name="Arial1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3465a4" loext:opacity="100%" style:font-name="Arial1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3465a4" loext:opacity="100%" style:font-name="Arial1" fo:font-size="16pt" fo:font-weight="bold" officeooo:paragraph-rsid="001626db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465a4" loext:opacity="100%" style:font-name="Arial1" fo:font-size="13pt" fo:font-weight="bold" officeooo:paragraph-rsid="001626db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3465a4" loext:opacity="100%" style:font-name="Arial1" fo:font-size="13pt" officeooo:paragraph-rsid="001626db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color="#3465a4" loext:opacity="100%" style:font-name="Bahnschrift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3465a4" loext:opacity="100%" style:font-name="Bahnschrift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9" style:family="paragraph" style:parent-style-name="Standard">
      <style:text-properties fo:color="#3465a4" loext:opacity="100%" style:font-name="Bahnschrift" fo:font-size="16pt" style:text-underline-style="solid" style:text-underline-width="auto" style:text-underline-color="font-color" fo:font-weight="bold" officeooo:rsid="0017f5b2" officeooo:paragraph-rsid="0017f5b2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5983b0" loext:opacity="100%" style:font-name="Arial1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fo:font-weight="bold" officeooo:paragraph-rsid="0017f5b2"/>
    </style:style>
    <style:style style:name="P22" style:family="paragraph" style:parent-style-name="Standard">
      <style:text-properties fo:color="#f10d0c" loext:opacity="100%" fo:font-weight="bold" officeooo:paragraph-rsid="0017f5b2" style:font-weight-asian="bold" style:font-weight-complex="bold"/>
    </style:style>
    <style:style style:name="P23" style:family="paragraph" style:parent-style-name="Text_20_body" style:list-style-name="L3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6pt" fo:letter-spacing="normal" fo:font-style="normal" fo:font-weight="normal" style:font-size-asian="16pt" style:font-weight-asian="normal" style:font-size-complex="16pt" style:font-weight-complex="normal" loext:padding="0cm" loext:border="none"/>
    </style:style>
    <style:style style:name="P24" style:family="paragraph" style:parent-style-name="Text_20_body" style:list-style-name="L6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6pt" fo:letter-spacing="normal" fo:font-style="normal" fo:font-weight="normal" style:font-size-asian="16pt" style:font-weight-asian="normal" style:font-size-complex="16pt" style:font-weight-complex="normal" loext:padding="0cm" loext:border="none"/>
    </style:style>
    <style:style style:name="P25" style:family="paragraph" style:parent-style-name="Text_20_body" style:list-style-name="L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6pt" fo:letter-spacing="normal" fo:font-style="normal" fo:font-weight="normal" style:font-size-asian="16pt" style:font-weight-asian="normal" style:font-size-complex="16pt" style:font-weight-complex="normal" loext:padding="0cm" loext:border="none"/>
    </style:style>
    <style:style style:name="P26" style:family="paragraph" style:parent-style-name="Text_20_body" style:list-style-name="L8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6pt" fo:letter-spacing="normal" fo:font-style="normal" fo:font-weight="normal" style:font-size-asian="16pt" style:font-weight-asian="normal" style:font-size-complex="16pt" style:font-weight-complex="normal" loext:padding="0cm" loext:border="none"/>
    </style:style>
    <style:style style:name="P27" style:family="paragraph" style:parent-style-name="Text_20_body" style:list-style-name="L9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6pt" fo:letter-spacing="normal" fo:font-style="normal" fo:font-weight="normal" style:font-size-asian="16pt" style:font-weight-asian="normal" style:font-size-complex="16pt" style:font-weight-complex="normal" loext:padding="0cm" loext:border="none"/>
    </style:style>
    <style:style style:name="P28" style:family="paragraph" style:parent-style-name="Text_20_body" style:list-style-name="L1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6pt" fo:letter-spacing="normal" fo:font-weight="normal" style:font-size-asian="16pt" style:font-weight-asian="normal" style:font-size-complex="16pt" style:font-weight-complex="normal" loext:padding="0cm" loext:border="none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6pt" fo:letter-spacing="normal" fo:font-weight="normal" style:font-size-asian="16pt" style:font-weight-asian="normal" style:font-size-complex="16pt" style:font-weight-complex="normal" loext:padding="0cm" loext:border="none"/>
    </style:style>
    <style:style style:name="P30" style:family="paragraph" style:parent-style-name="Text_20_body" style:list-style-name="L3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6pt" fo:letter-spacing="normal" fo:font-weight="normal" style:font-size-asian="16pt" style:font-weight-asian="normal" style:font-size-complex="16pt" style:font-weight-complex="normal" loext:padding="0cm" loext:border="none"/>
    </style:style>
    <style:style style:name="P31" style:family="paragraph" style:parent-style-name="Text_20_body" style:list-style-name="L5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6pt" fo:letter-spacing="normal" fo:font-weight="normal" officeooo:paragraph-rsid="0017f5b2" style:font-size-asian="16pt" style:font-weight-asian="normal" style:font-size-complex="16pt" style:font-weight-complex="normal" loext:padding="0cm" loext:border="none"/>
    </style:style>
    <style:style style:name="P32" style:family="paragraph" style:parent-style-name="Text_20_body" style:list-style-name="L5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6pt" fo:letter-spacing="normal" fo:font-weight="normal" style:font-size-asian="16pt" style:font-weight-asian="normal" style:font-size-complex="16pt" style:font-weight-complex="normal" loext:padding="0cm" loext:border="none"/>
    </style:style>
    <style:style style:name="P33" style:family="paragraph" style:parent-style-name="Text_20_body" style:list-style-name="L6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6pt" fo:letter-spacing="normal" fo:font-weight="normal" style:font-size-asian="16pt" style:font-weight-asian="normal" style:font-size-complex="16pt" style:font-weight-complex="normal" loext:padding="0cm" loext:border="none"/>
    </style:style>
    <style:style style:name="P34" style:family="paragraph" style:parent-style-name="Text_20_body" style:list-style-name="L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6pt" fo:letter-spacing="normal" fo:font-weight="normal" style:font-size-asian="16pt" style:font-weight-asian="normal" style:font-size-complex="16pt" style:font-weight-complex="normal" loext:padding="0cm" loext:border="none"/>
    </style:style>
    <style:style style:name="P35" style:family="paragraph" style:parent-style-name="Text_20_body" style:list-style-name="L8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6pt" fo:letter-spacing="normal" fo:font-weight="normal" style:font-size-asian="16pt" style:font-weight-asian="normal" style:font-size-complex="16pt" style:font-weight-complex="normal" loext:padding="0cm" loext:border="none"/>
    </style:style>
    <style:style style:name="P36" style:family="paragraph" style:parent-style-name="Text_20_body" style:list-style-name="L9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6pt" fo:letter-spacing="normal" fo:font-weight="normal" style:font-size-asian="16pt" style:font-weight-asian="normal" style:font-size-complex="16pt" style:font-weight-complex="normal" loext:padding="0cm" loext:border="none"/>
    </style:style>
    <style:style style:name="P37" style:family="paragraph" style:parent-style-name="Text_20_body" style:list-style-name="L10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Bahnschrift" fo:font-size="16pt" fo:letter-spacing="normal" fo:font-weight="normal" style:font-size-asian="16pt" style:font-weight-asian="normal" style:font-size-complex="16pt" style:font-weight-complex="normal" loext:padding="0cm" loext:border="none"/>
    </style:style>
    <style:style style:name="P38" style:family="paragraph" style:parent-style-name="Text_20_body" style:list-style-name="L2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10d0c" loext:opacity="100%" style:font-name="Bahnschrift" fo:font-size="16pt" fo:letter-spacing="normal" fo:font-style="normal" fo:font-weight="bold" style:font-size-asian="16pt" style:font-weight-asian="bold" style:font-size-complex="16pt" style:font-weight-complex="bold" loext:padding="0cm" loext:border="none"/>
    </style:style>
    <style:style style:name="P39" style:family="paragraph" style:parent-style-name="Text_20_body" style:list-style-name="L5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10d0c" loext:opacity="100%" style:font-name="Bahnschrift" fo:font-size="16pt" fo:letter-spacing="normal" fo:font-style="normal" fo:font-weight="bold" style:font-size-asian="16pt" style:font-weight-asian="bold" style:font-size-complex="16pt" style:font-weight-complex="bold" loext:padding="0cm" loext:border="none"/>
    </style:style>
    <style:style style:name="P40" style:family="paragraph" style:parent-style-name="Text_20_body" style:list-style-name="L8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10d0c" loext:opacity="100%" style:font-name="Bahnschrift" fo:font-size="16pt" fo:letter-spacing="normal" fo:font-style="normal" fo:font-weight="bold" style:font-size-asian="16pt" style:font-weight-asian="bold" style:font-size-complex="16pt" style:font-weight-complex="bold" loext:padding="0cm" loext:border="none"/>
    </style:style>
    <style:style style:name="P41" style:family="paragraph" style:parent-style-name="Text_20_body" style:list-style-name="L10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10d0c" loext:opacity="100%" style:font-name="Bahnschrift" fo:font-size="16pt" fo:letter-spacing="normal" fo:font-style="normal" fo:font-weight="bold" style:font-size-asian="16pt" style:font-weight-asian="bold" style:font-size-complex="16pt" style:font-weight-complex="bold" loext:padding="0cm" loext:border="none"/>
    </style:style>
    <style:style style:name="P42" style:family="paragraph" style:parent-style-name="Text_20_body" style:list-style-name="L3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10d0c" loext:opacity="100%" style:font-name="Bahnschrift" fo:font-size="16pt" fo:letter-spacing="normal" fo:font-weight="bold" style:font-size-asian="16pt" style:font-weight-asian="bold" style:font-size-complex="16pt" style:font-weight-complex="bold" loext:padding="0cm" loext:border="none"/>
    </style:style>
    <style:style style:name="P43" style:family="paragraph" style:parent-style-name="Text_20_body" style:list-style-name="L6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10d0c" loext:opacity="100%" style:font-name="Bahnschrift" fo:font-size="16pt" fo:letter-spacing="normal" fo:font-weight="bold" style:font-size-asian="16pt" style:font-weight-asian="bold" style:font-size-complex="16pt" style:font-weight-complex="bold" loext:padding="0cm" loext:border="none"/>
    </style:style>
    <style:style style:name="P44" style:family="paragraph" style:parent-style-name="Text_20_body" style:list-style-name="L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10d0c" loext:opacity="100%" style:font-name="Bahnschrift" fo:font-size="16pt" fo:letter-spacing="normal" fo:font-weight="bold" style:font-size-asian="16pt" style:font-weight-asian="bold" style:font-size-complex="16pt" style:font-weight-complex="bold" loext:padding="0cm" loext:border="none"/>
    </style:style>
    <style:style style:name="P45" style:family="paragraph" style:parent-style-name="Text_20_body" style:list-style-name="L9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10d0c" loext:opacity="100%" style:font-name="Bahnschrift" fo:font-size="16pt" fo:letter-spacing="normal" fo:font-weight="bold" style:font-size-asian="16pt" style:font-weight-asian="bold" style:font-size-complex="16pt" style:font-weight-complex="bold" loext:padding="0cm" loext:border="none"/>
    </style:style>
    <style:style style:name="P46" style:family="paragraph" style:parent-style-name="Text_20_body">
      <style:text-properties style:font-name="Bahnschrift" fo:font-size="16pt" style:font-size-asian="16pt" style:font-size-complex="16pt"/>
    </style:style>
    <style:style style:name="P47" style:family="paragraph" style:parent-style-name="Text_20_body">
      <style:text-properties style:font-name="Bahnschrift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444949" loext:opacity="100%" style:font-name="GillSans-Light" fo:font-size="18pt" style:font-size-asian="18pt"/>
    </style:style>
    <style:style style:name="T2" style:family="text">
      <style:text-properties fo:color="#ffffff" loext:opacity="100%" style:font-name="Calibri" fo:font-size="12pt" style:font-size-asian="12pt" style:font-size-complex="14pt"/>
    </style:style>
    <style:style style:name="T3" style:family="text">
      <style:text-properties officeooo:rsid="001626db"/>
    </style:style>
    <style:style style:name="T4" style:family="text">
      <style:text-properties style:font-name="Bahnschrift"/>
    </style:style>
    <style:style style:name="T5" style:family="text">
      <style:text-properties style:font-name="Bahnschrift" fo:font-size="16pt" fo:font-weight="normal" style:font-size-asian="16pt" style:font-size-complex="16pt" loext:padding="0cm" loext:border="none"/>
    </style:style>
    <style:style style:name="T6" style:family="text">
      <style:text-properties style:font-name="Bahnschrift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Bahnschrift" fo:font-size="16pt" fo:font-weight="normal" style:font-size-asian="16pt" style:font-weight-asian="normal" style:font-size-complex="16pt" style:font-weight-complex="normal" loext:padding="0cm" loext:border="none"/>
    </style:style>
    <style:style style:name="T8" style:family="text">
      <style:text-properties style:font-name="Bahnschrift" fo:font-size="16pt" fo:font-weight="normal" officeooo:rsid="0017f5b2" style:font-size-asian="16pt" style:font-weight-asian="normal" style:font-size-complex="16pt" style:font-weight-complex="normal" loext:padding="0cm" loext:border="none"/>
    </style:style>
    <style:style style:name="T9" style:family="text">
      <style:text-properties style:font-name="Bahnschrift" fo:font-size="16pt" style:font-size-asian="16pt" style:font-weight-asian="bold" style:font-size-complex="16pt" style:font-weight-complex="bold" loext:padding="0cm" loext:border="none"/>
    </style:style>
    <style:style style:name="T10" style:family="text">
      <style:text-properties style:font-name="Bahnschrift" fo:font-size="16pt" style:font-size-asian="16pt" style:font-size-complex="16pt"/>
    </style:style>
    <style:style style:name="T11" style:family="text">
      <style:text-properties style:font-name="Bahnschrift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weight="normal" style:font-size-asian="16pt" style:font-size-complex="16pt" loext:padding="0cm" loext:border="none"/>
    </style:style>
    <style:style style:name="T16" style:family="text">
      <style:text-properties fo:font-size="16pt" fo:font-weight="normal" style:font-size-asian="16pt" style:font-weight-asian="normal" style:font-size-complex="16pt" style:font-weight-complex="normal" loext:padding="0cm" loext:border="none"/>
    </style:style>
    <style:style style:name="T17" style:family="text">
      <style:text-properties fo:font-weight="normal" loext:padding="0cm" loext:border="none"/>
    </style:style>
    <style:style style:name="T18" style:family="text">
      <style:text-properties fo:font-weight="normal" style:font-weight-asian="normal" style:font-weight-complex="normal" loext:padding="0cm" loext:border="none"/>
    </style:style>
    <style:style style:name="T19" style:family="text">
      <style:text-properties fo:color="#3465a4" loext:opacity="100%" style:font-name="Bahnschrift" fo:font-size="16pt" style:text-underline-style="none" officeooo:rsid="0017f5b2" style:font-size-asian="16pt" style:font-weight-asian="bold" style:font-size-complex="16pt" style:font-weight-complex="bold"/>
    </style:style>
    <style:style style:name="T20" style:family="text">
      <style:text-properties fo:color="#3465a4" loext:opacity="100%" style:font-name="Bahnschrift" fo:font-size="16pt" style:text-underline-style="none" fo:font-weight="bold" officeooo:rsid="0017f5b2" style:font-size-asian="16pt" style:font-weight-asian="bold" style:font-size-complex="16pt" style:font-weight-complex="bold"/>
    </style:style>
    <style:style style:name="T21" style:family="text">
      <style:text-properties style:font-name-asian="udemy sans1" style:font-style-asian="normal" style:font-name-complex="udemy sans1" style:font-style-complex="normal"/>
    </style:style>
    <style:style style:name="T22" style:family="text">
      <style:text-properties fo:font-variant="normal" fo:text-transform="none" style:font-name="Bahnschrift" fo:font-size="16pt" fo:letter-spacing="normal" fo:font-style="normal" style:font-size-asian="16pt" style:font-size-complex="16pt" loext:padding="0cm" loext:border="none"/>
    </style:style>
    <style:style style:name="T23" style:family="text">
      <style:text-properties fo:font-style="normal"/>
    </style:style>
    <style:style style:name="T24" style:family="text">
      <style:text-properties fo:font-style="normal" fo:font-weight="bold"/>
    </style:style>
    <style:style style:name="T25" style:family="text">
      <style:text-properties style:font-weight-asian="bold" style:font-weight-complex="bold" loext:padding="0cm" loext:border="none"/>
    </style:style>
    <style:style style:name="T26" style:family="text">
      <style:text-properties style:font-name="udemy sans" fo:font-weight="bold"/>
    </style:style>
    <style:style style:name="T27" style:family="text">
      <style:text-properties style:font-name="udemy sans" fo:font-size="12pt" fo:font-style="normal" fo:font-weight="bold"/>
    </style:style>
    <style:style style:name="T28" style:family="text">
      <style:text-properties style:font-name="udemy sans" fo:font-style="normal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0.06pt solid #1c1d1f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36" text:anchor-type="page" text:anchor-page-number="1" svg:x="0cm" svg:y="0cm" svg:width="20.214cm" draw:z-index="35">
        <draw:text-box fo:min-height="1.376cm">
          <text:p text:style-name="Text_20_body"/>
        </draw:text-box>
      </draw:frame>
      <draw:frame draw:style-name="fr1" draw:name="Marco35" text:anchor-type="page" text:anchor-page-number="1" svg:x="0cm" svg:y="0cm" svg:width="20.214cm" draw:z-index="34">
        <draw:text-box fo:min-height="1.376cm">
          <text:p text:style-name="Text_20_body"/>
        </draw:text-box>
      </draw:frame>
      <draw:frame draw:style-name="fr1" draw:name="Marco34" text:anchor-type="page" text:anchor-page-number="1" svg:x="0cm" svg:y="0cm" svg:width="20.214cm" draw:z-index="33">
        <draw:text-box fo:min-height="1.376cm">
          <text:p text:style-name="Text_20_body"/>
        </draw:text-box>
      </draw:frame>
      <draw:frame draw:style-name="fr1" draw:name="Marco33" text:anchor-type="page" text:anchor-page-number="1" svg:x="0cm" svg:y="0cm" svg:width="20.214cm" draw:z-index="32">
        <draw:text-box fo:min-height="1.376cm">
          <text:p text:style-name="Text_20_body"/>
        </draw:text-box>
      </draw:frame>
      <draw:frame draw:style-name="fr1" draw:name="Marco32" text:anchor-type="page" text:anchor-page-number="1" svg:x="0cm" svg:y="0cm" svg:width="20.214cm" draw:z-index="31">
        <draw:text-box fo:min-height="1.376cm">
          <text:p text:style-name="Text_20_body"/>
        </draw:text-box>
      </draw:frame>
      <draw:frame draw:style-name="fr1" draw:name="Marco31" text:anchor-type="page" text:anchor-page-number="1" svg:x="0cm" svg:y="0cm" svg:width="20.214cm" draw:z-index="30">
        <draw:text-box fo:min-height="1.376cm">
          <text:p text:style-name="Text_20_body"/>
        </draw:text-box>
      </draw:frame>
      <draw:frame draw:style-name="fr1" draw:name="Marco30" text:anchor-type="page" text:anchor-page-number="1" svg:x="0cm" svg:y="0cm" svg:width="20.214cm" draw:z-index="29">
        <draw:text-box fo:min-height="1.376cm">
          <text:p text:style-name="Text_20_body"/>
        </draw:text-box>
      </draw:frame>
      <draw:frame draw:style-name="fr1" draw:name="Marco29" text:anchor-type="page" text:anchor-page-number="1" svg:x="0cm" svg:y="0cm" svg:width="20.214cm" draw:z-index="28">
        <draw:text-box fo:min-height="1.852cm">
          <text:p text:style-name="Text_20_body"/>
        </draw:text-box>
      </draw:frame>
      <draw:frame draw:style-name="fr1" draw:name="Marco28" text:anchor-type="page" text:anchor-page-number="1" svg:x="0cm" svg:y="0cm" svg:width="20.214cm" draw:z-index="27">
        <draw:text-box fo:min-height="1.852cm">
          <text:p text:style-name="Text_20_body"/>
        </draw:text-box>
      </draw:frame>
      <draw:frame draw:style-name="fr1" draw:name="Marco27" text:anchor-type="page" text:anchor-page-number="1" svg:x="0cm" svg:y="0cm" svg:width="20.214cm" draw:z-index="26">
        <draw:text-box fo:min-height="1.376cm">
          <text:p text:style-name="Text_20_body"/>
        </draw:text-box>
      </draw:frame>
      <draw:frame draw:style-name="fr1" draw:name="Marco26" text:anchor-type="page" text:anchor-page-number="1" svg:x="0cm" svg:y="0cm" svg:width="20.214cm" draw:z-index="25">
        <draw:text-box fo:min-height="1.376cm">
          <text:p text:style-name="Text_20_body"/>
        </draw:text-box>
      </draw:frame>
      <draw:frame draw:style-name="fr1" draw:name="Marco25" text:anchor-type="page" text:anchor-page-number="1" svg:x="0cm" svg:y="0cm" svg:width="20.214cm" draw:z-index="24">
        <draw:text-box fo:min-height="1.376cm">
          <text:p text:style-name="Text_20_body"/>
        </draw:text-box>
      </draw:frame>
      <draw:frame draw:style-name="fr1" draw:name="Marco24" text:anchor-type="page" text:anchor-page-number="1" svg:x="0cm" svg:y="0cm" svg:width="20.214cm" draw:z-index="23">
        <draw:text-box fo:min-height="1.376cm">
          <text:p text:style-name="Text_20_body"/>
        </draw:text-box>
      </draw:frame>
      <draw:frame draw:style-name="fr1" draw:name="Marco23" text:anchor-type="page" text:anchor-page-number="1" svg:x="0cm" svg:y="0cm" svg:width="20.214cm" draw:z-index="22">
        <draw:text-box fo:min-height="1.376cm">
          <text:p text:style-name="Text_20_body"/>
        </draw:text-box>
      </draw:frame>
      <draw:frame draw:style-name="fr1" draw:name="Marco22" text:anchor-type="page" text:anchor-page-number="1" svg:x="0cm" svg:y="0cm" svg:width="20.214cm" draw:z-index="21">
        <draw:text-box fo:min-height="1.376cm">
          <text:p text:style-name="Text_20_body"/>
        </draw:text-box>
      </draw:frame>
      <draw:frame draw:style-name="fr1" draw:name="Marco21" text:anchor-type="page" text:anchor-page-number="1" svg:x="0cm" svg:y="0cm" svg:width="20.214cm" draw:z-index="20">
        <draw:text-box fo:min-height="1.376cm">
          <text:p text:style-name="Text_20_body"/>
        </draw:text-box>
      </draw:frame>
      <draw:frame draw:style-name="fr1" draw:name="Marco20" text:anchor-type="page" text:anchor-page-number="1" svg:x="0cm" svg:y="0cm" svg:width="20.214cm" draw:z-index="19">
        <draw:text-box fo:min-height="1.376cm">
          <text:p text:style-name="Text_20_body"/>
        </draw:text-box>
      </draw:frame>
      <draw:frame draw:style-name="fr1" draw:name="Marco19" text:anchor-type="page" text:anchor-page-number="1" svg:x="0cm" svg:y="0cm" svg:width="20.214cm" draw:z-index="18">
        <draw:text-box fo:min-height="1.376cm">
          <text:p text:style-name="Text_20_body"/>
        </draw:text-box>
      </draw:frame>
      <draw:frame draw:style-name="fr1" draw:name="Marco18" text:anchor-type="page" text:anchor-page-number="1" svg:x="0cm" svg:y="0cm" svg:width="20.214cm" draw:z-index="17">
        <draw:text-box fo:min-height="1.376cm">
          <text:p text:style-name="Text_20_body"/>
        </draw:text-box>
      </draw:frame>
      <draw:frame draw:style-name="fr1" draw:name="Marco17" text:anchor-type="page" text:anchor-page-number="1" svg:x="0cm" svg:y="0cm" svg:width="20.214cm" draw:z-index="16">
        <draw:text-box fo:min-height="1.376cm">
          <text:p text:style-name="Text_20_body"/>
        </draw:text-box>
      </draw:frame>
      <draw:frame draw:style-name="fr1" draw:name="Marco16" text:anchor-type="page" text:anchor-page-number="1" svg:x="0cm" svg:y="0cm" svg:width="20.214cm" draw:z-index="15">
        <draw:text-box fo:min-height="1.376cm">
          <text:p text:style-name="Text_20_body"/>
        </draw:text-box>
      </draw:frame>
      <draw:frame draw:style-name="fr1" draw:name="Marco15" text:anchor-type="page" text:anchor-page-number="1" svg:x="0cm" svg:y="0cm" svg:width="20.214cm" draw:z-index="14">
        <draw:text-box fo:min-height="1.376cm">
          <text:p text:style-name="Text_20_body"/>
        </draw:text-box>
      </draw:frame>
      <draw:frame draw:style-name="fr1" draw:name="Marco14" text:anchor-type="page" text:anchor-page-number="1" svg:x="0cm" svg:y="0cm" svg:width="20.214cm" draw:z-index="13">
        <draw:text-box fo:min-height="1.376cm">
          <text:p text:style-name="Text_20_body"/>
        </draw:text-box>
      </draw:frame>
      <draw:frame draw:style-name="fr1" draw:name="Marco13" text:anchor-type="page" text:anchor-page-number="1" svg:x="0cm" svg:y="0cm" svg:width="20.214cm" draw:z-index="12">
        <draw:text-box fo:min-height="1.376cm">
          <text:p text:style-name="Text_20_body"/>
        </draw:text-box>
      </draw:frame>
      <draw:frame draw:style-name="fr1" draw:name="Marco12" text:anchor-type="page" text:anchor-page-number="1" svg:x="0cm" svg:y="0cm" svg:width="20.214cm" draw:z-index="11">
        <draw:text-box fo:min-height="1.376cm">
          <text:p text:style-name="Text_20_body"/>
        </draw:text-box>
      </draw:frame>
      <draw:frame draw:style-name="fr1" draw:name="Marco11" text:anchor-type="page" text:anchor-page-number="1" svg:x="0cm" svg:y="0cm" svg:width="20.214cm" draw:z-index="10">
        <draw:text-box fo:min-height="1.376cm">
          <text:p text:style-name="Text_20_body"/>
        </draw:text-box>
      </draw:frame>
      <draw:frame draw:style-name="fr1" draw:name="Marco10" text:anchor-type="page" text:anchor-page-number="1" svg:x="0cm" svg:y="0cm" svg:width="20.214cm" draw:z-index="9">
        <draw:text-box fo:min-height="1.376cm">
          <text:p text:style-name="Text_20_body"/>
        </draw:text-box>
      </draw:frame>
      <draw:frame draw:style-name="fr1" draw:name="Marco9" text:anchor-type="page" text:anchor-page-number="1" svg:x="0cm" svg:y="0cm" svg:width="20.214cm" draw:z-index="8">
        <draw:text-box fo:min-height="1.376cm">
          <text:p text:style-name="Text_20_body"/>
        </draw:text-box>
      </draw:frame>
      <draw:frame draw:style-name="fr1" draw:name="Marco8" text:anchor-type="page" text:anchor-page-number="1" svg:x="0cm" svg:y="0cm" svg:width="20.214cm" draw:z-index="7">
        <draw:text-box fo:min-height="1.376cm">
          <text:p text:style-name="Text_20_body"/>
        </draw:text-box>
      </draw:frame>
      <draw:frame draw:style-name="fr1" draw:name="Marco7" text:anchor-type="page" text:anchor-page-number="1" svg:x="0cm" svg:y="0cm" svg:width="20.214cm" draw:z-index="6">
        <draw:text-box fo:min-height="1.376cm">
          <text:p text:style-name="Text_20_body"/>
        </draw:text-box>
      </draw:frame>
      <draw:frame draw:style-name="fr1" draw:name="Marco6" text:anchor-type="page" text:anchor-page-number="1" svg:x="0cm" svg:y="0cm" svg:width="20.214cm" draw:z-index="5">
        <draw:text-box fo:min-height="1.376cm">
          <text:p text:style-name="Text_20_body"/>
        </draw:text-box>
      </draw:frame>
      <draw:frame draw:style-name="fr1" draw:name="Marco5" text:anchor-type="page" text:anchor-page-number="1" svg:x="0cm" svg:y="0cm" svg:width="20.214cm" draw:z-index="4">
        <draw:text-box fo:min-height="1.376cm">
          <text:p text:style-name="Text_20_body"/>
        </draw:text-box>
      </draw:frame>
      <draw:frame draw:style-name="fr1" draw:name="Marco4" text:anchor-type="page" text:anchor-page-number="1" svg:x="0cm" svg:y="0cm" svg:width="20.214cm" draw:z-index="3">
        <draw:text-box fo:min-height="1.376cm">
          <text:p text:style-name="Text_20_body"/>
        </draw:text-box>
      </draw:frame>
      <draw:frame draw:style-name="fr1" draw:name="Marco3" text:anchor-type="page" text:anchor-page-number="1" svg:x="0cm" svg:y="0cm" svg:width="20.214cm" draw:z-index="2">
        <draw:text-box fo:min-height="1.376cm">
          <text:p text:style-name="Text_20_body"/>
        </draw:text-box>
      </draw:frame>
      <draw:frame draw:style-name="fr1" draw:name="Marco2" text:anchor-type="page" text:anchor-page-number="1" svg:x="0cm" svg:y="0cm" svg:width="20.214cm" draw:z-index="1">
        <draw:text-box fo:min-height="1.376cm">
          <text:p text:style-name="Text_20_body"/>
        </draw:text-box>
      </draw:frame>
      <draw:frame draw:style-name="fr1" draw:name="Marco1" text:anchor-type="page" text:anchor-page-number="1" svg:x="0cm" svg:y="0cm" svg:width="20.214cm" draw:z-index="0">
        <draw:text-box fo:min-height="1.852cm">
          <text:p text:style-name="Text_20_body"/>
        </draw:text-box>
      </draw:frame>
      <text:p text:style-name="P12">IAM: Users &amp; Groups</text:p>
      <text:p text:style-name="P2">• IAM = Identity and Access Management, Global service</text:p>
      <text:p text:style-name="P2">• Root account created by default, shouldn’t be used or shared</text:p>
      <text:p text:style-name="P2">• Users are people within your organization, and can be grouped</text:p>
      <text:p text:style-name="P2">• Groups only contain users, not other groups</text:p>
      <text:p text:style-name="P4">• Users don’t have to belong to a group, and user can belong to multiple groups</text:p>
      <text:p text:style-name="P2">Users or Groups can be</text:p>
      <text:p text:style-name="P2">assigned JSON documents</text:p>
      <text:p text:style-name="P2">called policies</text:p>
      <text:p text:style-name="P2">• These policies define the</text:p>
      <text:p text:style-name="P2">permissions of the users</text:p>
      <text:p text:style-name="P2">• In AWS you apply the least</text:p>
      <text:p text:style-name="P2">privilege principle: don’t give</text:p>
      <text:p text:style-name="P4">more permissions</text:p>
      <text:p text:style-name="P2"/>
      <text:p text:style-name="P12">Consists of</text:p>
      <text:p text:style-name="P2">• Version: policy language version, always include “2012-10-</text:p>
      <text:p text:style-name="P2">17”</text:p>
      <text:p text:style-name="P2">• Id: an identifier for the policy (optional)</text:p>
      <text:p text:style-name="P2">• Statement: one or more individual statements (required)</text:p>
      <text:p text:style-name="P2">• Statements consists of</text:p>
      <text:p text:style-name="P2">• Sid: an identifier for the statement (optional)</text:p>
      <text:p text:style-name="P2">• Effect: whether the statement allows or denies access</text:p>
      <text:p text:style-name="P2">(Allow, Deny)</text:p>
      <text:p text:style-name="P2">• Principal: account/user/role to which this policy applied to</text:p>
      <text:p text:style-name="P2">• Action: list of actions this policy allows or denies</text:p>
      <text:p text:style-name="P2">• Resource: list of resources to which the actions applied to</text:p>
      <text:p text:style-name="P4">• Condition: conditions</text:p>
      <text:p text:style-name="P4"/>
      <text:p text:style-name="P4"/>
      <text:p text:style-name="P4"/>
      <text:p text:style-name="P12">IAM – Password Policy</text:p>
      <text:p text:style-name="P2">• Strong passwords = higher security for your account</text:p>
      <text:p text:style-name="P2">• In AWS, you can setup a password policy:</text:p>
      <text:p text:style-name="P2"><text:tab/>Set a minimum password length</text:p>
      <text:p text:style-name="P2"><text:tab/>Require specific character types:</text:p>
      <text:p text:style-name="P3"><text:tab/><text:tab/>including uppercase letters</text:p>
      <text:p text:style-name="P3"><text:s/><text:tab/><text:tab/>lowercase letters</text:p>
      <text:p text:style-name="P2"><text:tab/><text:tab/>numbers</text:p>
      <text:p text:style-name="P2"><text:tab/><text:tab/>non-alphanumeric characters</text:p>
      <text:p text:style-name="P2">• Allow all IAM users to change their own passwords</text:p>
      <text:p text:style-name="P2">• Require users to change their password after some time (password expiration)</text:p>
      <text:p text:style-name="P4">• Prevent password re-use</text:p>
      <text:p text:style-name="P2"><text:soft-page-break/>How can users access AWS ?</text:p>
      <text:p text:style-name="P2">• To access AWS, you have three options:</text:p>
      <text:p text:style-name="P3"><text:tab/>AWS Management Console (protected by password + MFA)</text:p>
      <text:p text:style-name="P3"><text:s/><text:tab/>AWS Command Line Interface (CLI): protected by access keys</text:p>
      <text:p text:style-name="P2"><text:tab/>AWS Software Developer Kit (SDK) - for code: protected by access keys</text:p>
      <text:p text:style-name="P2">• Access Keys are generated through the AWS Console</text:p>
      <text:p text:style-name="P2">• Users manage their own access keys</text:p>
      <text:p text:style-name="P2">• Access Keys are secret, just like a password. Don’t share them</text:p>
      <text:p text:style-name="P2">• Access Key ID ~= username</text:p>
      <text:p text:style-name="P4">• Secret Access Key ~= password</text:p>
      <text:p text:style-name="P4"><text:span text:style-name="T1"/></text:p>
      <text:p text:style-name="P12">What’s the AWS CLI?</text:p>
      <text:p text:style-name="P2">• A tool that enables you to interact with AWS services using commands in</text:p>
      <text:p text:style-name="P2">your command-line shell</text:p>
      <text:p text:style-name="P2">• Direct access to the public APIs of AWS services</text:p>
      <text:p text:style-name="P2">• You can develop scripts to manage your resources</text:p>
      <text:p text:style-name="P2">• It’s open-source https://github.com/aws/aws-cli</text:p>
      <text:p text:style-name="P4">• Alternative to using AWS Management Console</text:p>
      <text:p text:style-name="P4"><text:span text:style-name="T1"/></text:p>
      <text:p text:style-name="P12">What’s the AWS SDK?</text:p>
      <text:p text:style-name="P6">• AWS Software Development Kit (AWS SDK)</text:p>
      <text:p text:style-name="P6">• Language-specific APIs (set of libraries)</text:p>
      <text:p text:style-name="P6">• Enables you to access and manage AWS services</text:p>
      <text:p text:style-name="P6">programmatically</text:p>
      <text:p text:style-name="P6">• Embedded within your application</text:p>
      <text:p text:style-name="P6">• Supports</text:p>
      <text:p text:style-name="P6"><text:s/><text:tab/>SDKs (JavaScript, Python, PHP, .NET, Ruby, Java, Go, Node.js,</text:p>
      <text:p text:style-name="P6"><text:tab/>C++)</text:p>
      <text:p text:style-name="P6"><text:tab/>Mobile SDKs (Android, iOS, …)</text:p>
      <text:p text:style-name="P6"><text:tab/>IoT Device SDKs (Embedded C, Arduino, …)</text:p>
      <text:p text:style-name="P7">• Example: AWS CLI is built on AWS SDK for Python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20">IAM Roles for Services</text:p>
      <text:p text:style-name="P2">• Some AWS service will need to</text:p>
      <text:p text:style-name="P2">perform actions on your behalf</text:p>
      <text:p text:style-name="P2">• To do so, we will assign</text:p>
      <text:p text:style-name="P2">permissions to AWS services</text:p>
      <text:p text:style-name="P2">with IAM Roles</text:p>
      <text:p text:style-name="P2">• Common roles:</text:p>
      <text:p text:style-name="P2"><text:tab/>EC2 Instance Roles</text:p>
      <text:p text:style-name="P2"><text:tab/>Lambda Function Roles</text:p>
      <text:p text:style-name="P4"><text:tab/>Roles for CloudFormation</text:p>
      <text:p text:style-name="P4"/>
      <text:p text:style-name="P1"><text:span text:style-name="T2"/></text:p>
      <text:p text:style-name="P14"><text:tab/>IAM Security Tools</text:p>
      <text:p text:style-name="P15">IAM Credentials Report (account-level)</text:p>
      <text:p text:style-name="P2"><text:tab/><text:span text:style-name="T3">A</text:span> report that lists all your account's users and the status of their various</text:p>
      <text:p text:style-name="P3">credentials</text:p>
      <text:p text:style-name="P16"><text:span text:style-name="T13">IAM Access Advisor (user-level)</text:span></text:p>
      <text:p text:style-name="P2"><text:tab/><text:span text:style-name="T4">Access advisor shows the service permissions granted to a user and when those services were last accessed.</text:span></text:p>
      <text:p text:style-name="P7"><text:tab/>You can use this information to revise your policies.</text:p>
      <text:p text:style-name="P4"/>
      <text:p text:style-name="P4"/>
      <text:p text:style-name="P13">IAM Guidelines &amp; Best Practices</text:p>
      <text:p text:style-name="P5">• <text:span text:style-name="T4">Don’t use the root account except for AWS account setup</text:span></text:p>
      <text:p text:style-name="P6">• One physical user = One AWS user</text:p>
      <text:p text:style-name="P6">• Assign users to groups and assign permissions to groups</text:p>
      <text:p text:style-name="P6">• Create a strong password policy</text:p>
      <text:p text:style-name="P6">• Use and enforce the use of Multi Factor Authentication (MFA)</text:p>
      <text:p text:style-name="P6">• Create and use Roles for giving permissions to AWS services</text:p>
      <text:p text:style-name="P6">• Use Access Keys for Programmatic Access (CLI / SDK)</text:p>
      <text:p text:style-name="P6">• Audit permissions of your account with the IAM Credentials Report</text:p>
      <text:p text:style-name="P7">• Never share IAM users &amp; Access Key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oft-page-break/>Shared Responsibility Model for IAM</text:p>
      <text:p text:style-name="P8">AWS</text:p>
      <text:p text:style-name="P6">• Infrastructure (global</text:p>
      <text:p text:style-name="P6">network security)</text:p>
      <text:p text:style-name="P6">• Configuration and</text:p>
      <text:p text:style-name="P6">vulnerability analysis</text:p>
      <text:p text:style-name="P6">• Compliance validation</text:p>
      <text:p text:style-name="P6">You</text:p>
      <text:p text:style-name="P6"/>
      <text:p text:style-name="P9">You</text:p>
      <text:p text:style-name="P6">• Users, Groups, Roles, Policies</text:p>
      <text:p text:style-name="P6">management and monitoring</text:p>
      <text:p text:style-name="P6">• Enable MFA on all accounts</text:p>
      <text:p text:style-name="P6">• Rotate all your keys often</text:p>
      <text:p text:style-name="P6">• Use IAM tools to apply</text:p>
      <text:p text:style-name="P6">appropriate permissions</text:p>
      <text:p text:style-name="P7">• Analyze access patter</text:p>
      <text:p text:style-name="P7"/>
      <text:p text:style-name="P18">IAM Section – Summary</text:p>
      <text:p text:style-name="P10">• <text:span text:style-name="T13">Users:</text:span> mapped to a physical user, has a password for AWS Console</text:p>
      <text:p text:style-name="P10">• <text:span text:style-name="T13">Groups:</text:span> contains users only</text:p>
      <text:p text:style-name="P10">• <text:span text:style-name="T13">Policies:</text:span> JSON document that outlines permissions for users or groups</text:p>
      <text:p text:style-name="P10">• <text:span text:style-name="T13">Roles:</text:span> for EC2 instances or AWS services</text:p>
      <text:p text:style-name="P10">• <text:span text:style-name="T13">Security:</text:span> MFA + Password Policy</text:p>
      <text:p text:style-name="P10">• <text:span text:style-name="T13">AWS CLI:</text:span> manage your AWS services using the command-line</text:p>
      <text:p text:style-name="P10">• <text:span text:style-name="T13">AWS SDK:</text:span> manage your AWS services using a programming language</text:p>
      <text:p text:style-name="P10">• <text:span text:style-name="T13">Access Keys: </text:span>access AWS using the CLI or SDK</text:p>
      <text:p text:style-name="P11">• <text:span text:style-name="T13">Audit:</text:span> IAM Credential Reports &amp; IAM Access Advisor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<text:soft-page-break/>QUIZ</text:p>
      <text:p text:style-name="P21"><text:span text:style-name="T19">1-</text:span><text:span text:style-name="T7">What is a proper definition of IAM Roles?</text:span></text:p>
      <text:p text:style-name="P21"><text:span text:style-name="T7"/></text:p>
      <text:p text:style-name="P22"><text:bookmark text:name="u113-radio--669"/><text:span text:style-name="T22">An IAM entity that defines a set of permissions for making AWS service requests, that will be used by AWS services</text:span></text:p>
      <text:list xml:id="list4196827198" text:style-name="L1">
        <text:list-header>
          <text:p text:style-name="P28"><text:span text:style-name="T23"/></text:p>
          <text:p text:style-name="P28"><text:bookmark text:name="u113-radio--670"/><text:span text:style-name="T23">IAM Users in multiple Groups</text:span></text:p>
          <text:p text:style-name="P28"><text:span text:style-name="T23"/></text:p>
          <text:p text:style-name="P28"><text:span text:style-name="T23">A password policy</text:span></text:p>
          <text:p text:style-name="P28"><text:span text:style-name="T23"/></text:p>
          <text:p text:style-name="P28"><text:bookmark text:name="u113-radio--672"/><text:span text:style-name="T23">Permissions assigned to Users to perform actions</text:span></text:p>
        </text:list-header>
      </text:list>
      <text:p text:style-name="P46"><text:line-break/></text:p>
      <text:p text:style-name="P21"><text:span text:style-name="T19">2-</text:span><text:span text:style-name="T5">Which of the following is an IAM Security Tool?</text:span></text:p>
      <text:list xml:id="list18797081" text:style-name="L2">
        <text:list-header>
          <text:p text:style-name="P38"><text:bookmark text:name="u113-radio--684"/>IAM Credentials Report</text:p>
          <text:p text:style-name="P29"><text:bookmark text:name="u113-radio--685"/><text:span text:style-name="T23">IAM Root Account Manager</text:span></text:p>
          <text:p text:style-name="P29"><text:bookmark text:name="u113-radio--686"/><text:span text:style-name="T23">IAM Services Report</text:span></text:p>
          <text:p text:style-name="P29"><text:bookmark text:name="u113-radio--687"/><text:span text:style-name="T23">IAM Security Advisor</text:span></text:p>
        </text:list-header>
      </text:list>
      <text:p text:style-name="Text_20_body"><text:line-break/></text:p>
      <text:p text:style-name="P21"><text:span text:style-name="T19">3-</text:span><text:span text:style-name="T7">Which answer is INCORRECT </text:span><text:span text:style-name="T8">R</text:span><text:span text:style-name="T7">egarding IAM Users?</text:span></text:p>
      <text:p text:style-name="P21"><text:span text:style-name="T7"/></text:p>
      <text:list xml:id="list530697545" text:style-name="L3">
        <text:list-header>
          <text:p text:style-name="P23"><text:bookmark text:name="u113-radio--688"/>IAM Users can belong to multiple groups</text:p>
          <text:p text:style-name="P30"><text:bookmark text:name="u113-radio--689"/><text:span text:style-name="T23">IAM Users don't have to belong to a group</text:span></text:p>
          <text:p text:style-name="P30"><text:bookmark text:name="u113-radio--690"/><text:span text:style-name="T23">IAM Users can have policies assigned to them</text:span></text:p>
          <text:p text:style-name="P42"><text:bookmark text:name="u113-radio--691"/><text:span text:style-name="T23">IAM Users access AWS with the root account credentials</text:span></text:p>
        </text:list-header>
      </text:list>
      <text:p text:style-name="Text_20_body"><text:line-break/></text:p>
      <text:p text:style-name="P21"><text:span text:style-name="T19">4-</text:span><text:span text:style-name="T7">Which of the following is an IAM best practice?</text:span></text:p>
      <text:list xml:id="list3680595838" text:style-name="L5">
        <text:list-header>
          <text:p text:style-name="P39"><text:bookmark text:name="u113-radio--692"/>Don't use the root user account</text:p>
          <text:p text:style-name="P31"><text:bookmark text:name="u113-radio--693"/><text:span text:style-name="T23">Create several users for a physical person</text:span></text:p>
          <text:p text:style-name="P31"><text:bookmark text:name="u113-radio--694"/><text:span text:style-name="T23">Share credentials so a colleague can perform a task for you</text:span></text:p>
          <text:p text:style-name="P32"><text:bookmark text:name="u113-radio--695"/><text:span text:style-name="T23">Do not enable MFA for easier access</text:span></text:p>
        </text:list-header>
      </text:list>
      <text:p text:style-name="Text_20_body"><text:line-break/></text:p>
      <text:p text:style-name="P47"><text:soft-page-break/><text:line-break/></text:p>
      <text:p text:style-name="P21"><text:span text:style-name="T19">5-</text:span><text:span text:style-name="T7">What are IAM Policies?</text:span></text:p>
      <text:list xml:id="list3955290558" text:style-name="L6">
        <text:list-header>
          <text:p text:style-name="P24"><text:bookmark text:name="u113-radio--696"/>AWS services performable actions</text:p>
          <text:p text:style-name="P43"><text:bookmark text:name="u113-radio--697"/><text:span text:style-name="T23">JSON documents to define Users, Groups or Roles' permissions</text:span></text:p>
          <text:p text:style-name="P33"><text:bookmark text:name="u113-radio--698"/><text:span text:style-name="T23">Rules to set up a password for IAM Users</text:span></text:p>
        </text:list-header>
      </text:list>
      <text:p text:style-name="Text_20_body"><text:line-break/></text:p>
      <text:p text:style-name="P21"><text:span text:style-name="T19">6-</text:span><text:span text:style-name="T7">Under the shared responsibility model, what is the customer responsible for in IAM?</text:span></text:p>
      <text:list xml:id="list2500581878" text:style-name="L7">
        <text:list-header>
          <text:p text:style-name="P25"><text:span text:style-name="T21"/></text:p>
          <text:p text:style-name="P25"><text:bookmark text:name="u113-radio--699"/>Infrastructure security</text:p>
          <text:p text:style-name="P34"><text:bookmark text:name="u113-radio--700"/><text:span text:style-name="T23">Compliance validation</text:span></text:p>
          <text:p text:style-name="P34"><text:bookmark text:name="u113-radio--701"/><text:span text:style-name="T23">Configuration and vulnerability analysis</text:span></text:p>
          <text:p text:style-name="P44"><text:bookmark text:name="u113-radio--702"/><text:span text:style-name="T23">Assigning users proper IAM Policies</text:span></text:p>
        </text:list-header>
      </text:list>
      <text:p text:style-name="Text_20_body"><text:line-break/></text:p>
      <text:p text:style-name="P21"><text:span text:style-name="T19">7-</text:span><text:span text:style-name="T7">Which of the following statements is TRUE?</text:span></text:p>
      <text:list xml:id="list2479490139" text:style-name="L8">
        <text:list-header>
          <text:p text:style-name="P26"/>
          <text:p text:style-name="P40"><text:bookmark text:name="u113-radio--703"/>The AWS CLI can interact with AWS using commands in your command-line shell, while the AWS SDK can interact with AWS programmatically.</text:p>
          <text:p text:style-name="P35"><text:span text:style-name="T23"/></text:p>
          <text:p text:style-name="P35"><text:bookmark text:name="u113-radio--704"/><text:span text:style-name="T23">The AWS SDK can interact with AWS using commands in your command-line shell, while the AWS CLI can interact with AWS programmatically.</text:span></text:p>
        </text:list-header>
      </text:list>
      <text:p text:style-name="Text_20_body"><text:line-break/></text:p>
      <text:p text:style-name="P21"><text:span text:style-name="T19">8-</text:span><text:span text:style-name="T7">Which principle should you apply regarding IAM Permissions?</text:span></text:p>
      <text:list xml:id="list4141720291" text:style-name="L9">
        <text:list-header>
          <text:p text:style-name="P27"><text:bookmark text:name="u113-radio--705"/>Grant most privilege</text:p>
          <text:p text:style-name="P45"><text:bookmark text:name="u113-radio--706"/><text:span text:style-name="T23">Grant least privilege</text:span></text:p>
          <text:p text:style-name="P36"><text:bookmark text:name="u113-radio--707"/><text:span text:style-name="T23">Grant permissions if your employee asks you to</text:span></text:p>
          <text:p text:style-name="P36"><text:bookmark text:name="u113-radio--708"/><text:span text:style-name="T23">Restrict root account permissions</text:span></text:p>
        </text:list-header>
      </text:list>
      <text:p text:style-name="P47"><text:line-break/></text:p>
      <text:p text:style-name="P21"><text:soft-page-break/><text:span text:style-name="T19">9-</text:span><text:span text:style-name="T7">What should you do to increase your root account security?</text:span></text:p>
      <text:list xml:id="list3542912929" text:style-name="L10">
        <text:list-header>
          <text:p text:style-name="P41"><text:bookmark text:name="u113-radio--709"/>Enable Multi-Factor Authentication (MFA)</text:p>
          <text:p text:style-name="P37"><text:bookmark text:name="u113-radio--710"/><text:span text:style-name="T23">Remove permissions from the root account</text:span></text:p>
          <text:p text:style-name="P37"><text:bookmark text:name="u113-radio--711"/><text:span text:style-name="T23">Use AWS only through the Command Line Interface (CLI)</text:span></text:p>
        </text:list-header>
      </text:list>
      <text:p text:style-name="P47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pitch="variable"/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MT" svg:font-family="ArialMT" style:font-family-generic="roman" style:font-pitch="variable"/>
    <style:font-face style:name="Bahnschrift" svg:font-family="Bahnschrift" style:font-family-generic="swiss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GillSans-Light" svg:font-family="GillSans-Ligh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2T10:31:32.054000000</dc:date>
    <meta:editing-duration>PT13M52S</meta:editing-duration>
    <meta:editing-cycles>6</meta:editing-cycles>
    <meta:generator>LibreOffice/7.3.2.2$Windows_X86_64 LibreOffice_project/49f2b1bff42cfccbd8f788c8dc32c1c309559be0</meta:generator>
    <meta:document-statistic meta:table-count="0" meta:image-count="0" meta:object-count="0" meta:page-count="7" meta:paragraph-count="179" meta:word-count="1105" meta:character-count="6407" meta:non-whitespace-character-count="5463"/>
  </office:meta>
</office:document-meta>
</file>